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1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896in" fo:margin-left="-0.0465in" table:align="left"/>
    </style:style>
    <style:style style:name="Table1.A" style:family="table-column">
      <style:table-column-properties style:column-width="0.8694in"/>
    </style:style>
    <style:style style:name="Table1.B" style:family="table-column">
      <style:table-column-properties style:column-width="5.1201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middle" style:border-line-width="0.0007in 0.0347in 0.0007in" fo:padding="0.0417in" fo:border="0.0361in double #000000"/>
    </style:style>
    <style:style style:name="Table1.A2" style:family="table-cell">
      <style:table-cell-properties style:vertical-align="top" style:border-line-width="0.0007in 0.0347in 0.0007in" fo:padding="0.0417in" fo:border="0.0361in double #000000"/>
    </style:style>
    <style:style style:name="Table2" style:family="table">
      <style:table-properties style:width="5.9896in" fo:margin-left="-0.0465in" table:align="left"/>
    </style:style>
    <style:style style:name="Table2.A" style:family="table-column">
      <style:table-column-properties style:column-width="0.8694in"/>
    </style:style>
    <style:style style:name="Table2.B" style:family="table-column">
      <style:table-column-properties style:column-width="5.1201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middle" style:border-line-width="0.0007in 0.0347in 0.0007in" fo:padding="0.0417in" fo:border="0.0361in double #000000"/>
    </style:style>
    <style:style style:name="Table2.A2" style:family="table-cell">
      <style:table-cell-properties style:vertical-align="top" style:border-line-width="0.0007in 0.0347in 0.0007in" fo:padding="0.0417in" fo:border="0.0361in double #000000"/>
    </style:style>
    <style:style style:name="Table3" style:family="table">
      <style:table-properties style:width="5.9896in" fo:margin-left="-0.0465in" table:align="left"/>
    </style:style>
    <style:style style:name="Table3.A" style:family="table-column">
      <style:table-column-properties style:column-width="0.8694in"/>
    </style:style>
    <style:style style:name="Table3.B" style:family="table-column">
      <style:table-column-properties style:column-width="5.1201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middle" style:border-line-width="0.0007in 0.0347in 0.0007in" fo:padding="0.0417in" fo:border="0.0361in double #000000"/>
    </style:style>
    <style:style style:name="Table3.A2" style:family="table-cell">
      <style:table-cell-properties style:vertical-align="top" style:border-line-width="0.0007in 0.0347in 0.0007in" fo:padding="0.0417in" fo:border="0.0361in double #000000"/>
    </style:style>
    <style:style style:name="Table4" style:family="table">
      <style:table-properties style:width="5.9896in" fo:margin-left="-0.0465in" table:align="left"/>
    </style:style>
    <style:style style:name="Table4.A" style:family="table-column">
      <style:table-column-properties style:column-width="0.9667in"/>
    </style:style>
    <style:style style:name="Table4.B" style:family="table-column">
      <style:table-column-properties style:column-width="5.0229in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middle" style:border-line-width="0.0007in 0.0347in 0.0007in" fo:padding="0.0417in" fo:border="0.0361in double #000000"/>
    </style:style>
    <style:style style:name="Table4.A2" style:family="table-cell">
      <style:table-cell-properties style:vertical-align="top" style:border-line-width="0.0007in 0.0347in 0.0007in" fo:padding="0.0417in" fo:border="0.0361in double #000000"/>
    </style:style>
    <style:style style:name="Table5" style:family="table">
      <style:table-properties style:width="5.9896in" fo:margin-left="-0.0465in" table:align="left"/>
    </style:style>
    <style:style style:name="Table5.A" style:family="table-column">
      <style:table-column-properties style:column-width="0.8694in"/>
    </style:style>
    <style:style style:name="Table5.B" style:family="table-column">
      <style:table-column-properties style:column-width="5.1201in"/>
    </style:style>
    <style:style style:name="Table5.1" style:family="table-row">
      <style:table-row-properties style:min-row-height="0.0007in"/>
    </style:style>
    <style:style style:name="Table5.A1" style:family="table-cell">
      <style:table-cell-properties style:vertical-align="middle" style:border-line-width="0.0007in 0.0347in 0.0007in" fo:padding="0.0417in" fo:border="0.0361in double #000000"/>
    </style:style>
    <style:style style:name="Table5.A2" style:family="table-cell">
      <style:table-cell-properties style:vertical-align="top" style:border-line-width="0.0007in 0.0347in 0.0007in" fo:padding="0.0417in" fo:border="0.0361in double #000000"/>
    </style:style>
    <style:style style:name="Table6" style:family="table">
      <style:table-properties style:width="5.9896in" fo:margin-left="-0.0465in" table:align="left"/>
    </style:style>
    <style:style style:name="Table6.A" style:family="table-column">
      <style:table-column-properties style:column-width="0.8694in"/>
    </style:style>
    <style:style style:name="Table6.B" style:family="table-column">
      <style:table-column-properties style:column-width="5.1201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middle" style:border-line-width="0.0007in 0.0347in 0.0007in" fo:padding="0.0417in" fo:border="0.0361in double #000000"/>
    </style:style>
    <style:style style:name="Table6.A2" style:family="table-cell">
      <style:table-cell-properties style:vertical-align="top" style:border-line-width="0.0007in 0.0347in 0.0007in" fo:padding="0.0417in" fo:border="0.0361in double #000000"/>
    </style:style>
    <style:style style:name="Table7" style:family="table">
      <style:table-properties style:width="5.9896in" fo:margin-left="-0.0465in" table:align="left"/>
    </style:style>
    <style:style style:name="Table7.A" style:family="table-column">
      <style:table-column-properties style:column-width="0.8694in"/>
    </style:style>
    <style:style style:name="Table7.B" style:family="table-column">
      <style:table-column-properties style:column-width="5.1201in"/>
    </style:style>
    <style:style style:name="Table7.1" style:family="table-row">
      <style:table-row-properties style:min-row-height="0.0007in"/>
    </style:style>
    <style:style style:name="Table7.A1" style:family="table-cell">
      <style:table-cell-properties style:vertical-align="middle" style:border-line-width="0.0007in 0.0347in 0.0007in" fo:padding="0.0417in" fo:border="0.0361in double #000000"/>
    </style:style>
    <style:style style:name="Table7.A2" style:family="table-cell">
      <style:table-cell-properties style:vertical-align="top" style:border-line-width="0.0007in 0.0347in 0.0007in" fo:padding="0.0417in" fo:border="0.0361in double #000000"/>
    </style:style>
    <style:style style:name="Table8" style:family="table">
      <style:table-properties style:width="5.9896in" fo:margin-left="-0.0465in" table:align="left"/>
    </style:style>
    <style:style style:name="Table8.A" style:family="table-column">
      <style:table-column-properties style:column-width="0.8694in"/>
    </style:style>
    <style:style style:name="Table8.B" style:family="table-column">
      <style:table-column-properties style:column-width="5.1201in"/>
    </style:style>
    <style:style style:name="Table8.1" style:family="table-row">
      <style:table-row-properties style:min-row-height="0.0007in"/>
    </style:style>
    <style:style style:name="Table8.A1" style:family="table-cell">
      <style:table-cell-properties style:vertical-align="middle" style:border-line-width="0.0007in 0.0347in 0.0007in" fo:padding="0.0417in" fo:border="0.0361in double #000000"/>
    </style:style>
    <style:style style:name="Table8.A2" style:family="table-cell">
      <style:table-cell-properties style:vertical-align="top" style:border-line-width="0.0007in 0.0347in 0.0007in" fo:padding="0.0417in" fo:border="0.0361in double #000000"/>
    </style:style>
    <style:style style:name="Table9" style:family="table">
      <style:table-properties style:width="5.9896in" fo:margin-left="-0.0465in" table:align="left"/>
    </style:style>
    <style:style style:name="Table9.A" style:family="table-column">
      <style:table-column-properties style:column-width="0.8694in"/>
    </style:style>
    <style:style style:name="Table9.B" style:family="table-column">
      <style:table-column-properties style:column-width="5.1201in"/>
    </style:style>
    <style:style style:name="Table9.1" style:family="table-row">
      <style:table-row-properties style:min-row-height="0.0007in"/>
    </style:style>
    <style:style style:name="Table9.A1" style:family="table-cell">
      <style:table-cell-properties style:vertical-align="middle" style:border-line-width="0.0007in 0.0347in 0.0007in" fo:padding="0.0417in" fo:border="0.0361in double #000000"/>
    </style:style>
    <style:style style:name="Table9.A2" style:family="table-cell">
      <style:table-cell-properties style:vertical-align="top" style:border-line-width="0.0007in 0.0347in 0.0007in" fo:padding="0.0417in" fo:border="0.0361in double #000000"/>
    </style:style>
    <style:style style:name="Table10" style:family="table">
      <style:table-properties style:width="5.9896in" fo:margin-left="-0.0465in" table:align="left"/>
    </style:style>
    <style:style style:name="Table10.A" style:family="table-column">
      <style:table-column-properties style:column-width="0.8694in"/>
    </style:style>
    <style:style style:name="Table10.B" style:family="table-column">
      <style:table-column-properties style:column-width="5.1201in"/>
    </style:style>
    <style:style style:name="Table10.1" style:family="table-row">
      <style:table-row-properties style:min-row-height="0.0007in"/>
    </style:style>
    <style:style style:name="Table10.A1" style:family="table-cell">
      <style:table-cell-properties style:vertical-align="middle" style:border-line-width="0.0007in 0.0347in 0.0007in" fo:padding="0.0417in" fo:border="0.0361in double #000000"/>
    </style:style>
    <style:style style:name="Table10.A2" style:family="table-cell">
      <style:table-cell-properties style:vertical-align="top" style:border-line-width="0.0007in 0.0347in 0.0007in" fo:padding="0.0417in" fo:border="0.0361in double #000000"/>
    </style:style>
    <style:style style:name="Table11" style:family="table">
      <style:table-properties style:width="5.9896in" fo:margin-left="-0.0465in" table:align="left"/>
    </style:style>
    <style:style style:name="Table11.A" style:family="table-column">
      <style:table-column-properties style:column-width="0.8694in"/>
    </style:style>
    <style:style style:name="Table11.B" style:family="table-column">
      <style:table-column-properties style:column-width="5.1201in"/>
    </style:style>
    <style:style style:name="Table11.1" style:family="table-row">
      <style:table-row-properties style:min-row-height="0.0007in"/>
    </style:style>
    <style:style style:name="Table11.A1" style:family="table-cell">
      <style:table-cell-properties style:vertical-align="middle" style:border-line-width="0.0007in 0.0347in 0.0007in" fo:padding="0.0417in" fo:border="0.0361in double #000000"/>
    </style:style>
    <style:style style:name="Table11.A2" style:family="table-cell">
      <style:table-cell-properties style:vertical-align="top" style:border-line-width="0.0007in 0.0347in 0.0007in" fo:padding="0.0417in" fo:border="0.0361in double #000000"/>
    </style:style>
    <style:style style:name="Table12" style:family="table">
      <style:table-properties style:width="5.9896in" fo:margin-left="-0.0465in" table:align="left"/>
    </style:style>
    <style:style style:name="Table12.A" style:family="table-column">
      <style:table-column-properties style:column-width="0.8694in"/>
    </style:style>
    <style:style style:name="Table12.B" style:family="table-column">
      <style:table-column-properties style:column-width="5.1201in"/>
    </style:style>
    <style:style style:name="Table12.1" style:family="table-row">
      <style:table-row-properties style:min-row-height="0.0007in"/>
    </style:style>
    <style:style style:name="Table12.A1" style:family="table-cell">
      <style:table-cell-properties style:vertical-align="middle" style:border-line-width="0.0007in 0.0347in 0.0007in" fo:padding="0.0417in" fo:border="0.0361in double #000000"/>
    </style:style>
    <style:style style:name="Table12.A2" style:family="table-cell">
      <style:table-cell-properties style:vertical-align="top" style:border-line-width="0.0007in 0.0347in 0.0007in" fo:padding="0.0417in" fo:border="0.0361in double #000000"/>
    </style:style>
    <style:style style:name="Table13" style:family="table">
      <style:table-properties style:width="5.9896in" fo:margin-left="-0.0465in" table:align="left"/>
    </style:style>
    <style:style style:name="Table13.A" style:family="table-column">
      <style:table-column-properties style:column-width="0.8694in"/>
    </style:style>
    <style:style style:name="Table13.B" style:family="table-column">
      <style:table-column-properties style:column-width="5.1201in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middle" style:border-line-width="0.0007in 0.0347in 0.0007in" fo:padding="0.0417in" fo:border="0.0361in double #000000"/>
    </style:style>
    <style:style style:name="Table13.A2" style:family="table-cell">
      <style:table-cell-properties style:vertical-align="top" style:border-line-width="0.0007in 0.0347in 0.0007in" fo:padding="0.0417in" fo:border="0.0361in double #000000"/>
    </style:style>
    <style:style style:name="Table14" style:family="table">
      <style:table-properties style:width="5.9896in" fo:margin-left="-0.0465in" table:align="left"/>
    </style:style>
    <style:style style:name="Table14.A" style:family="table-column">
      <style:table-column-properties style:column-width="0.8694in"/>
    </style:style>
    <style:style style:name="Table14.B" style:family="table-column">
      <style:table-column-properties style:column-width="5.1201in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middle" style:border-line-width="0.0007in 0.0347in 0.0007in" fo:padding="0.0417in" fo:border="0.0361in double #000000"/>
    </style:style>
    <style:style style:name="Table14.A2" style:family="table-cell">
      <style:table-cell-properties style:vertical-align="top" style:border-line-width="0.0007in 0.0347in 0.0007in" fo:padding="0.0417in" fo:border="0.0361in double #000000"/>
    </style:style>
    <style:style style:name="P1" style:family="paragraph" style:parent-style-name="Standard">
      <style:paragraph-properties fo:margin-top="0in" fo:margin-bottom="0.1945in" fo:text-align="start" style:justify-single-word="false"/>
    </style:style>
    <style:style style:name="P2" style:family="paragraph" style:parent-style-name="Div">
      <style:paragraph-properties fo:margin-top="0in" fo:margin-bottom="0.1945in" fo:text-align="start" style:justify-single-word="false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945in" fo:text-align="start" style:justify-single-word="false" fo:text-indent="0in" style:auto-text-indent="false"/>
    </style:style>
    <style:style style:name="P5" style:family="paragraph" style:parent-style-name="Standard">
      <style:paragraph-properties fo:margin-top="0in" fo:margin-bottom="0in" fo:text-align="start" style:justify-single-word="false"/>
    </style:style>
    <style:style style:name="P6" style:family="paragraph" style:parent-style-name="Heading_20_1">
      <style:paragraph-properties fo:margin-top="0in" fo:margin-bottom="0.1945in" fo:text-align="start" style:justify-single-word="false"/>
    </style:style>
    <style:style style:name="P7" style:family="paragraph" style:parent-style-name="Li" style:list-style-name="LS1">
      <style:paragraph-properties fo:margin-top="0in" fo:margin-bottom="0in" fo:text-align="start" style:justify-single-word="false"/>
    </style:style>
    <style:style style:name="P8" style:family="paragraph" style:parent-style-name="Li" style:list-style-name="LS1">
      <style:paragraph-properties fo:margin-top="0in" fo:margin-bottom="0.1945in" fo:text-align="start" style:justify-single-word="false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Default_20_Paragraph_20_Font">Regras do Negócio 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Default_20_Paragraph_20_Font"><text:span text:style-name="T2">Administrador do Sistema (RN01)</text:span></text:span><text:span text:style-name="Default_20_Paragraph_20_Font">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1.A2" office:value-type="string">
            <text:p text:style-name="P3"><text:span text:style-name="Default_20_Paragraph_20_Font"><text:span text:style-name="T1">O primeiro usuário a ser cadastrado no sistema deve ser um Administrador. A tarefa do Administrador é cadastrar os Professores. O cadastro dele deve ser feito na instalação do Sistema, solicitando o nome, e-mail e senha, sendo que todos os dados são obrigatórios.</text:span></text:span><text:span text:style-name="Default_20_Paragraph_20_Font"> 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"><text:span text:style-name="Default_20_Paragraph_20_Font"><text:span text:style-name="T3">Número de matrícula (RN02)</text:span></text:span><text:span text:style-name="Default_20_Paragraph_20_Font"> 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<text:span text:style-name="Default_20_Paragraph_20_Font"><text:span text:style-name="T3">Descrição </text:span></text:span></text:p>
          </table:table-cell>
          <table:table-cell table:style-name="Table2.A2" office:value-type="string">
            <text:p text:style-name="P1"><text:span text:style-name="Default_20_Paragraph_20_Font">O número de matrícula deve ser único no sistema, tanto para professores quando para alunos.  </text:span></text:p>
            <text:p text:style-name="P5"><text:span text:style-name="Default_20_Paragraph_20_Font">Uma vez incluído no sistema, o número de matrícula não pode mais ser alterado 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><text:span text:style-name="Default_20_Paragraph_20_Font"><text:span text:style-name="T2">E-mail dos Usuários do Sistema (RN03)</text:span></text:span><text:span text:style-name="Default_20_Paragraph_20_Font"> 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3.A2" office:value-type="string">
            <text:p text:style-name="P3"><text:span text:style-name="Default_20_Paragraph_20_Font"><text:span text:style-name="T1">O e-mail do usuário do sistema deverá ser único, para servir, juntamente com o Número de Matricula (RN01) como identificação</text:span></text:span><text:span text:style-name="Default_20_Paragraph_20_Font"> 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<text:span text:style-name="Default_20_Paragraph_20_Font"><text:span text:style-name="T2">Gerenciar Professores (RN04)</text:span></text:span><text:span text:style-name="Default_20_Paragraph_20_Font"> 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3"><text:span text:style-name="Default_20_Paragraph_20_Font"><text:span text:style-name="T2">Descriçdão</text:span></text:span><text:span text:style-name="Default_20_Paragraph_20_Font"> </text:span></text:p>
          </table:table-cell>
          <table:table-cell table:style-name="Table4.A2" office:value-type="string">
            <text:p text:style-name="P3"><text:span text:style-name="Default_20_Paragraph_20_Font"><text:span text:style-name="T1">O gerenciamento de Professores deve ser feito pelo Administrador de Sistema ou por um Professor Coordenador.</text:span></text:span><text:span text:style-name="Default_20_Paragraph_20_Font"> 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<text:span text:style-name="Default_20_Paragraph_20_Font"><text:span text:style-name="T2">Gerenciamento de Professores Coordenadores (RN05)</text:span></text:span><text:span text:style-name="Default_20_Paragraph_20_Font"> 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5.A2" office:value-type="string">
            <text:p text:style-name="P4"><text:span text:style-name="Default_20_Paragraph_20_Font"><text:span text:style-name="T1">O Gerenciamento de Professores Coordenadores deve ser feito pelo Administrador de Sistema.</text:span></text:span><text:span text:style-name="Default_20_Paragraph_20_Font"> </text:span></text:p>
            <text:p text:style-name="P3"><text:span text:style-name="Default_20_Paragraph_20_Font"><text:span text:style-name="T1">Qualquer Professor pode ser Professor Coordenador, desde que devidamente informado.</text:span></text:span><text:span text:style-name="Default_20_Paragraph_20_Font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"><text:span text:style-name="Default_20_Paragraph_20_Font"><text:span text:style-name="T2">Gerenciar Alunos (RN06)</text:span></text:span><text:span text:style-name="Default_20_Paragraph_20_Font"> 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6.A2" office:value-type="string">
            <text:p text:style-name="P4"><text:span text:style-name="Default_20_Paragraph_20_Font"><text:span text:style-name="T1">O gerenciamento de Alunos deve ser feito por um Professor Coordenador ou pelo Administrador.</text:span></text:span><text:span text:style-name="Default_20_Paragraph_20_Font"> </text:span></text:p>
            <text:p text:style-name="P4"><text:span text:style-name="Default_20_Paragraph_20_Font"><text:span text:style-name="T1">O Aluno deve ser cadastrado com os seguintes dados: </text:span></text:span><text:span text:style-name="Default_20_Paragraph_20_Font"> </text:span></text:p>
            <text:list xml:id="list1982953714" text:style-name="LS1">
              <text:list-item>
                <text:p text:style-name="P7"><text:span text:style-name="Default_20_Paragraph_20_Font"><text:span text:style-name="T1">Nome </text:span></text:span><text:span text:style-name="Default_20_Paragraph_20_Font"> </text:span></text:p>
              </text:list-item>
              <text:list-item>
                <text:p text:style-name="P7"><text:span text:style-name="Default_20_Paragraph_20_Font"><text:span text:style-name="T1">E-mail</text:span></text:span><text:span text:style-name="Default_20_Paragraph_20_Font"> </text:span></text:p>
              </text:list-item>
              <text:list-item>
                <text:p text:style-name="P7"><text:span text:style-name="Default_20_Paragraph_20_Font"><text:span text:style-name="T1">Número de matricula</text:span></text:span><text:span text:style-name="Default_20_Paragraph_20_Font"> </text:span></text:p>
              </text:list-item>
              <text:list-item>
                <text:p text:style-name="P7"><text:span text:style-name="Default_20_Paragraph_20_Font"><text:span text:style-name="T1">Endereço</text:span></text:span><text:span text:style-name="Default_20_Paragraph_20_Font"> </text:span></text:p>
              </text:list-item>
              <text:list-item>
                <text:p text:style-name="P7"><text:span text:style-name="Default_20_Paragraph_20_Font"><text:span text:style-name="T1">Telefone residencial</text:span></text:span><text:span text:style-name="Default_20_Paragraph_20_Font"> </text:span></text:p>
              </text:list-item>
              <text:list-item>
                <text:p text:style-name="P8"><text:span text:style-name="Default_20_Paragraph_20_Font"><text:span text:style-name="T1">Telefone celular</text:span></text:span><text:span text:style-name="Default_20_Paragraph_20_Font"> </text:span></text:p>
              </text:list-item>
            </text:list>
            <text:p text:style-name="P2"><text:span text:style-name="Default_20_Paragraph_20_Font"><text:span text:style-name="T1">Todos os dados são obrigatórios</text:span></text:span><text:span text:style-name="Default_20_Paragraph_20_Font"> </text:span></text:p>
            <text:p text:style-name="P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"><text:span text:style-name="Default_20_Paragraph_20_Font"><text:span text:style-name="T2">Alteração de dados pessoais do Usuário (RN07)</text:span></text:span><text:span text:style-name="Default_20_Paragraph_20_Font"> </text:span></text:p>
          </table:table-cell>
          <table:covered-table-cell/>
        </table:table-row>
        <text:soft-page-break/>
        <table:table-row table:style-name="Table7.1">
          <table:table-cell table:style-name="Table7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7.A2" office:value-type="string">
            <text:p text:style-name="P3"><text:span text:style-name="Default_20_Paragraph_20_Font"><text:span text:style-name="T1">A alteração dos dados pessoais do Usuário só pode ser feita por ele mesmo. Ele não pode alterar seu número de matricula e seu e-mail não pode existir no sistema, respeitando a RN06.</text:span></text:span><text:span text:style-name="Default_20_Paragraph_20_Font"> 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3"><text:span text:style-name="Default_20_Paragraph_20_Font"><text:span text:style-name="T2">Áreas de Afinidade (RN08)</text:span></text:span><text:span text:style-name="Default_20_Paragraph_20_Font"> 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8.A2" office:value-type="string">
            <text:p text:style-name="P4"><text:span text:style-name="Default_20_Paragraph_20_Font"><text:span text:style-name="T1">Cada professor pode estar vinculado a várias Áreas de Afinidade.</text:span></text:span><text:span text:style-name="Default_20_Paragraph_20_Font"> </text:span></text:p>
            <text:p text:style-name="P3"><text:span text:style-name="Default_20_Paragraph_20_Font"><text:span text:style-name="T1">As Áreas de Afinidade serão mantidas pelos Administradores ou pelos Professores.</text:span></text:span><text:span text:style-name="Default_20_Paragraph_20_Font"> 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<text:span text:style-name="Default_20_Paragraph_20_Font"><text:span text:style-name="T2">Áreas de Interesse (RN09)</text:span></text:span><text:span text:style-name="Default_20_Paragraph_20_Font"> 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9.A2" office:value-type="string">
            <text:p text:style-name="P4"><text:span text:style-name="Default_20_Paragraph_20_Font"><text:span text:style-name="T1">Áreas de Interesse seriam tópicos que os Professores estariam pré-dispostos a aceitar para Trabalho de Conclusão. Cada Professor pode ter várias Áreas de Interesse.</text:span></text:span><text:span text:style-name="Default_20_Paragraph_20_Font"> </text:span></text:p>
            <text:p text:style-name="P3"><text:span text:style-name="Default_20_Paragraph_20_Font"><text:span text:style-name="T1">As Áreas de Afinidade serão mantidas pelos Professores.</text:span></text:span><text:span text:style-name="Default_20_Paragraph_20_Font"> 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3"><text:span text:style-name="Default_20_Paragraph_20_Font"><text:span text:style-name="T2">Escolha de Professor Orientador (RN10)</text:span></text:span><text:span text:style-name="Default_20_Paragraph_20_Font"> 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10.A2" office:value-type="string">
            <text:p text:style-name="P3"><text:span text:style-name="Default_20_Paragraph_20_Font"><text:span text:style-name="T1">O Aluno deve escolher um Professor Orientador e substituí-lo caso necessário mediante aprovação do Professor Coordenador</text:span></text:span><text:span text:style-name="Default_20_Paragraph_20_Font"> 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<text:span text:style-name="Default_20_Paragraph_20_Font"><text:span text:style-name="T3">Registro de Encontros (RN11)</text:span></text:span><text:span text:style-name="Default_20_Paragraph_20_Font"> 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3"><text:span text:style-name="Default_20_Paragraph_20_Font"><text:span text:style-name="T3">Descrição</text:span></text:span><text:span text:style-name="Default_20_Paragraph_20_Font"> </text:span></text:p>
          </table:table-cell>
          <table:table-cell table:style-name="Table11.A2" office:value-type="string">
            <text:p text:style-name="P3"><text:span text:style-name="Default_20_Paragraph_20_Font">Os encontros entre Professor Orientador e Aluno, tanto presencial quanto virtual, devem ser registrados no sistema, num periodo máximo de 5 dias úteis. Esse registro deve ser feito pelo Professor Orientador. 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3"><text:span text:style-name="Default_20_Paragraph_20_Font"><text:span text:style-name="T2">Liberação do Trabalho de Conclusão para ir a Banca (RN12)</text:span></text:span><text:span text:style-name="Default_20_Paragraph_20_Font"> 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12.A2" office:value-type="string">
            <text:p text:style-name="P4"><text:span text:style-name="Default_20_Paragraph_20_Font"><text:span text:style-name="T1">O Professor Orientador deve liberar o Trabalho de Conclusão para ele poder ir para Banca. </text:span></text:span><text:span text:style-name="Default_20_Paragraph_20_Font"> </text:span></text:p>
            <text:p text:style-name="P4"><text:span text:style-name="Default_20_Paragraph_20_Font"><text:span text:style-name="T1">O Professor Coordenador pode liberar um Trabalho de Conclusão para ir a Banca.</text:span></text:span><text:span text:style-name="Default_20_Paragraph_20_Font"> </text:span></text:p>
            <text:p text:style-name="P3"><text:span text:style-name="Default_20_Paragraph_20_Font"><text:span text:style-name="T1">Se o Aluno, mesmo com a não liberação do Professor Orientador/Coordenador, quiser ir para a Banca, ele pode ir mesmo.</text:span></text:span><text:span text:style-name="Default_20_Paragraph_20_Font"> 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"><text:span text:style-name="Default_20_Paragraph_20_Font"><text:span text:style-name="T2">Composição da Banca (RN13)</text:span></text:span><text:span text:style-name="Default_20_Paragraph_20_Font"> 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13.A2" office:value-type="string">
            <text:p text:style-name="P3"><text:span text:style-name="Default_20_Paragraph_20_Font"><text:span text:style-name="T1">O Professor Coordenador deve compor a Banca de avaliação com 3 Professores, sendo que 1 deles deve ser o Professor Orientador do Aluno.</text:span></text:span><text:span text:style-name="Default_20_Paragraph_20_Font"> 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"><text:span text:style-name="Default_20_Paragraph_20_Font"><text:span text:style-name="T2">Avaliação da Trabalho de Conclusão pela Banca (RN14)</text:span></text:span><text:span text:style-name="Default_20_Paragraph_20_Font"> 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3"><text:span text:style-name="Default_20_Paragraph_20_Font"><text:span text:style-name="T2">Descrição</text:span></text:span><text:span text:style-name="Default_20_Paragraph_20_Font"> </text:span></text:p>
          </table:table-cell>
          <table:table-cell table:style-name="Table14.A2" office:value-type="string">
            <text:p text:style-name="P3"><text:span text:style-name="Default_20_Paragraph_20_Font"><text:span text:style-name="T1">A Banca deve ter um Professor representante, que será o Orientador do Aluno, que será o responsável pela nota final do Trabalho de Conclusão, e que lançará a nota em Sistema.</text:span></text:span><text:span text:style-name="Default_20_Paragraph_20_Font"> </text:span></text:p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"/>
    <style:font-face style:name="Symbol" svg:font-family="Symbol"/>
    <style:font-face style:name="Verdana" svg:font-family="Verdana"/>
    <style:font-face style:name="Wingdings" svg:font-family="Wingding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Courier New1" fo:background-color="#ffffff" style:font-name-asian="Courier New1" style:font-name-complex="Courier New1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style:font-name="Symbol"/>
    </style:style>
    <style:style style:name="LLS_5f_1_5f_1" style:display-name="LLS_1_1" style:family="text">
      <style:text-properties style:font-name="Courier New1"/>
    </style:style>
    <style:style style:name="LLS_5f_1_5f_2" style:display-name="LLS_1_2" style:family="text">
      <style:text-properties style:font-name="Wingdings"/>
    </style:style>
    <style:style style:name="LLS_5f_1_5f_3" style:display-name="LLS_1_3" style:family="text">
      <style:text-properties style:font-name="Symbol"/>
    </style:style>
    <style:style style:name="LLS_5f_1_5f_4" style:display-name="LLS_1_4" style:family="text">
      <style:text-properties style:font-name="Courier New1"/>
    </style:style>
    <style:style style:name="LLS_5f_1_5f_5" style:display-name="LLS_1_5" style:family="text">
      <style:text-properties style:font-name="Wingdings"/>
    </style:style>
    <style:style style:name="LLS_5f_1_5f_6" style:display-name="LLS_1_6" style:family="text">
      <style:text-properties style:font-name="Symbol"/>
    </style:style>
    <style:style style:name="LLS_5f_1_5f_7" style:display-name="LLS_1_7" style:family="text">
      <style:text-properties style:font-name="Courier New1"/>
    </style:style>
    <style:style style:name="LLS_5f_1_5f_8" style:display-name="LLS_1_8" style:family="text">
      <style:text-properties style:font-name="Wingdings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LS_5f_1_5f_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LS_5f_1_5f_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LS_5f_1_5f_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LS_5f_1_5f_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LS_5f_1_5f_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LS_5f_1_5f_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LS_5f_1_5f_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LS_5f_1_5f_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Regras do Negócio</dc:title>
    <meta:initial-creator/>
    <dc:creator>Henrique Boaventura</dc:creator>
    <meta:editing-cycles>1</meta:editing-cycles>
    <meta:document-statistic meta:table-count="14" meta:image-count="0" meta:object-count="0" meta:page-count="2" meta:paragraph-count="57" meta:word-count="497" meta:character-count="3248"/>
    <dc:date>2010-06-09T19:45:46</dc:date>
    <meta:editing-duration>PT00H03M57S</meta:editing-duration>
  </office:meta>
</office:document-meta>
</file>